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2cm" fo:margin-left="0.019cm" table:align="left"/>
    </style:style>
    <style:style style:name="Table1.A" style:family="table-column">
      <style:table-column-properties style:column-width="2.194cm"/>
    </style:style>
    <style:style style:name="Table1.B" style:family="table-column">
      <style:table-column-properties style:column-width="6.602cm"/>
    </style:style>
    <style:style style:name="Table1.C" style:family="table-column">
      <style:table-column-properties style:column-width="8.195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ing_20_2">
      <style:text-properties officeooo:rsid="0009170f" officeooo:paragraph-rsid="0009170f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97f38" officeooo:paragraph-rsid="00097f38"/>
    </style:style>
    <style:style style:name="P4" style:family="paragraph" style:parent-style-name="Standard">
      <style:text-properties officeooo:rsid="00097f38" officeooo:paragraph-rsid="00097f38"/>
    </style:style>
    <style:style style:name="P5" style:family="paragraph" style:parent-style-name="Table_20_Contents">
      <style:text-properties style:font-name="Liberation Sans" fo:font-size="10pt" officeooo:rsid="000aaf5a" officeooo:paragraph-rsid="000aaf5a" style:font-name-asian="Noto Sans CJK SC" style:font-size-asian="10pt" style:font-name-complex="FreeSans1" style:font-size-complex="10pt"/>
    </style:style>
    <style:style style:name="P6" style:family="paragraph" style:parent-style-name="Table_20_Contents">
      <style:text-properties style:font-name="Liberation Sans" fo:font-size="10pt" officeooo:rsid="000ae4f9" officeooo:paragraph-rsid="000ae4f9" style:font-name-asian="Noto Sans CJK SC" style:font-size-asian="10pt" style:font-name-complex="FreeSans1" style:font-size-complex="10pt"/>
    </style:style>
    <style:style style:name="P7" style:family="paragraph" style:parent-style-name="Table_20_Contents">
      <style:text-properties style:font-name="Liberation Sans" fo:font-size="10pt" officeooo:paragraph-rsid="000ae4f9" style:font-name-asian="Noto Sans CJK SC" style:font-size-asian="10pt" style:font-name-complex="FreeSans1" style:font-size-complex="10pt"/>
    </style:style>
    <style:style style:name="P8" style:family="paragraph" style:parent-style-name="Table_20_Contents">
      <style:text-properties style:font-name="Liberation Sans" fo:font-size="10pt" style:font-name-asian="Noto Sans CJK SC" style:font-size-asian="10pt" style:font-name-complex="FreeSans1" style:font-size-complex="10pt"/>
    </style:style>
    <style:style style:name="P9" style:family="paragraph" style:parent-style-name="Table_20_Contents">
      <style:text-properties style:font-name="Liberation Sans" fo:font-size="10pt" officeooo:rsid="000b4cd5" officeooo:paragraph-rsid="000b4cd5" style:font-name-asian="Noto Sans CJK SC" style:font-size-asian="10pt" style:font-name-complex="FreeSans1" style:font-size-complex="10pt"/>
    </style:style>
    <style:style style:name="P10" style:family="paragraph" style:parent-style-name="Table_20_Contents">
      <style:text-properties style:font-name="Liberation Sans" fo:font-size="10pt" officeooo:rsid="000d3d34" officeooo:paragraph-rsid="000d3d34" style:font-name-asian="Noto Sans CJK SC" style:font-size-asian="10pt" style:font-name-complex="FreeSans1" style:font-size-complex="10pt"/>
    </style:style>
    <style:style style:name="P11" style:family="paragraph" style:parent-style-name="Table_20_Contents">
      <style:text-properties style:font-name="Liberation Sans" fo:font-size="10pt" officeooo:rsid="000dddbe" officeooo:paragraph-rsid="000dddbe" style:font-name-asian="Noto Sans CJK SC" style:font-size-asian="10pt" style:font-name-complex="FreeSans1" style:font-size-complex="10pt"/>
    </style:style>
    <style:style style:name="P12" style:family="paragraph" style:parent-style-name="Table_20_Contents">
      <style:text-properties style:font-name="Liberation Sans" fo:font-size="10pt" officeooo:rsid="000f8abe" officeooo:paragraph-rsid="000f8abe" style:font-name-asian="Noto Sans CJK SC" style:font-size-asian="10pt" style:font-name-complex="FreeSans1" style:font-size-complex="10pt"/>
    </style:style>
    <style:style style:name="P13" style:family="paragraph" style:parent-style-name="Standard" style:list-style-name="L2">
      <style:text-properties officeooo:rsid="000b4cd5" officeooo:paragraph-rsid="000b4cd5"/>
    </style:style>
    <style:style style:name="P14" style:family="paragraph" style:parent-style-name="Standard" style:list-style-name="L2">
      <style:text-properties fo:color="#ff0000" loext:opacity="100%" officeooo:rsid="00104f93" officeooo:paragraph-rsid="00104f93"/>
    </style:style>
    <style:style style:name="T1" style:family="text">
      <style:text-properties officeooo:rsid="0009170f"/>
    </style:style>
    <style:style style:name="T2" style:family="text">
      <style:text-properties officeooo:rsid="00097f38"/>
    </style:style>
    <style:style style:name="T3" style:family="text">
      <style:text-properties officeooo:rsid="00104f93"/>
    </style:style>
    <style:style style:name="T4" style:family="text">
      <style:text-properties officeooo:rsid="000dddbe"/>
    </style:style>
    <style:style style:name="T5" style:family="text">
      <style:text-properties officeooo:rsid="000aaf5a"/>
    </style:style>
    <style:style style:name="T6" style:family="text">
      <style:text-properties officeooo:rsid="000ae4f9"/>
    </style:style>
    <style:style style:name="T7" style:family="text">
      <style:text-properties officeooo:rsid="000b4cd5"/>
    </style:style>
    <style:style style:name="T8" style:family="text">
      <style:text-properties officeooo:rsid="000d3d34"/>
    </style:style>
    <style:style style:name="T9" style:family="text">
      <style:text-properties officeooo:rsid="000e9358"/>
    </style:style>
    <style:style style:name="T10" style:family="text">
      <style:text-properties officeooo:rsid="000f8a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kategórie a moduly IT-Grundschutz</text:h>
      <text:list text:style-name="L1">
        <text:list-item>
          <text:p text:style-name="P2">š<text:span text:style-name="T1">tandardy BSI používajú pomerne širokú terminológiu a špecifické pojmy (p.p.č., paradoxne niektoré pojmy definuje implicitne), ktoré tu čitateľovi zhrnieme pre jasnosť</text:span></text:p>
        </text:list-item>
        <text:list-item>
          <text:p text:style-name="P2">aktíva rozdeľuje do <text:span text:style-name="T2">zhruba (p.p.č. </text:span><text:span text:style-name="T3">vieme aj jemnejšie rozdeliť</text:span><text:span text:style-name="T2">) siedmych kategórií </text:span><text:s/>business processes, applications, IT systems, IoT and ICS devices, <text:span text:style-name="T4">building and</text:span> rooms, <text:s/>communication links</text:p>
        </text:list-item>
        <text:list-item>
          <text:p text:style-name="P3">tieto aktíva získame v počiatočnej fáze bezpečnostného procesu, pri plánovaní bezpečnostného procesu, <text:span text:style-name="T5">kedy zhromažďujeme</text:span> aktí<text:span text:style-name="T5">va v organizácií</text:span>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kategória</text:p>
          </table:table-cell>
          <table:table-cell table:style-name="Table1.A1" office:value-type="string">
            <text:p text:style-name="P5">význam</text:p>
          </table:table-cell>
          <table:table-cell table:style-name="Table1.A1" office:value-type="string">
            <text:p text:style-name="P5">príklad</text:p>
          </table:table-cell>
        </table:table-row>
        <table:table-row>
          <table:table-cell table:style-name="Table1.A1" office:value-type="string">
            <text:p text:style-name="P5">biznisový proces (obchodný proces)</text:p>
          </table:table-cell>
          <table:table-cell table:style-name="Table1.A1" office:value-type="string">
            <text:p text:style-name="P5"><text:span text:style-name="T6">S</text:span>éria štrukturovaných reprodukovateľných krokov alebo aktivít, ktoré organizácia vykonáva s cieľom splniť svoje úlohy alebo poslanie</text:p>
          </table:table-cell>
          <table:table-cell table:style-name="Table1.A1" office:value-type="string">
            <text:p text:style-name="P5">- vývoj softvérového produktu na monitorovanie meterologických podmienok</text:p>
            <text:p text:style-name="P5">- <text:span text:style-name="T6">oddelenie ľudských zdrojov</text:span></text:p>
            <text:p text:style-name="P5"/>
          </table:table-cell>
        </table:table-row>
        <table:table-row>
          <table:table-cell table:style-name="Table1.A1" office:value-type="string">
            <text:p text:style-name="P5">aplikácia</text:p>
          </table:table-cell>
          <table:table-cell table:style-name="Table1.A1" office:value-type="string">
            <text:p text:style-name="P6">Softvérové riešenie, ktoré spracováva dáta/informáciu a podporuje vykonávanie biznisového procesu.</text:p>
          </table:table-cell>
          <table:table-cell table:style-name="Table1.A1" office:value-type="string">
            <text:p text:style-name="P7">- <text:span text:style-name="T6">textový editor, mailový server a klient, komunikačný klient</text:span></text:p>
            <text:p text:style-name="P7">- <text:span text:style-name="T6">active directory, služba na riadenie prístupu</text:span></text:p>
          </table:table-cell>
        </table:table-row>
        <table:table-row>
          <table:table-cell table:style-name="Table1.A1" office:value-type="string">
            <text:p text:style-name="P5">IT systémy (systémy informačných technológií)</text:p>
          </table:table-cell>
          <table:table-cell table:style-name="Table1.A1" office:value-type="string">
            <text:p text:style-name="P6">Platforma, na ktorej bežia aplikácie alebo pomocou nej komunikujú. </text:p>
          </table:table-cell>
          <table:table-cell table:style-name="Table1.A1" office:value-type="string">
            <text:p text:style-name="P8">- <text:span text:style-name="T7">operačný systém, virtuálny server, tlačiareň</text:span></text:p>
            <text:p text:style-name="P9">- osobný počítač, notebook, mobil</text:p>
          </table:table-cell>
        </table:table-row>
        <table:table-row>
          <table:table-cell table:style-name="Table1.A1" office:value-type="string">
            <text:p text:style-name="P5">IoT (internet of things)</text:p>
          </table:table-cell>
          <table:table-cell table:style-name="Table1.A1" office:value-type="string">
            <text:p text:style-name="P10">Sieťové zariadenie alebo objekt s pridanou „chytrou“ funkcionalitou.</text:p>
          </table:table-cell>
          <table:table-cell table:style-name="Table1.A1" office:value-type="string">
            <text:p text:style-name="P8">- <text:span text:style-name="T8">IP kamery, senzory vlhkosti, detektory ohňa, systémy HVAC (kúrenie, ventilácia a klimatizácia)</text:span></text:p>
          </table:table-cell>
        </table:table-row>
        <table:table-row>
          <table:table-cell table:style-name="Table1.A1" office:value-type="string">
            <text:p text:style-name="P9">ICS systémy (industrial control systems)</text:p>
          </table:table-cell>
          <table:table-cell table:style-name="Table1.A1" office:value-type="string">
            <text:p text:style-name="P11">Integrované softvérové a hardvérové konfigurácie určené na monitorovanie, automatizáciu a kontrolu industriálnych procesov.</text:p>
          </table:table-cell>
          <table:table-cell table:style-name="Table1.A1" office:value-type="string">
            <text:p text:style-name="P8">- SCADA (Supervisory Control and Data Acquisition), <text:span text:style-name="T4">monitoring a kontrola produkčných systémov</text:span></text:p>
            <text:p text:style-name="P8">- <text:span text:style-name="T4">PLC (programmable logic controllers), riadenie strojov v reálnom čase (v továrni)</text:span></text:p>
          </table:table-cell>
        </table:table-row>
        <table:table-row>
          <table:table-cell table:style-name="Table1.A1" office:value-type="string">
            <text:p text:style-name="P5"><text:span text:style-name="T4">budovy a </text:span>miestnosti</text:p>
          </table:table-cell>
          <table:table-cell table:style-name="Table1.A1" office:value-type="string">
            <text:p text:style-name="P11">Fyzické priestory, v ktorých sa nachádzajú aktíva a sú prispôsobené ich potrebám.</text:p>
          </table:table-cell>
          <table:table-cell table:style-name="Table1.A1" office:value-type="string">
            <text:p text:style-name="P8">- <text:span text:style-name="T4">serverová miestnosť, dátový archív</text:span></text:p>
            <text:p text:style-name="P8">- <text:span text:style-name="T4">kancelárie, </text:span><text:span text:style-name="T9">továrenská dielňa</text:span></text:p>
          </table:table-cell>
        </table:table-row>
        <table:table-row>
          <table:table-cell table:style-name="Table1.A1" office:value-type="string">
            <text:p text:style-name="P5">komunikačné linky</text:p>
          </table:table-cell>
          <table:table-cell table:style-name="Table1.A1" office:value-type="string">
            <text:p text:style-name="P12">Fyzické alebo bezdrôtové prepojenie medzi IT, IoT alebo ICS systémami, ktoré sprostredkúva komunikáciu vrámci informačnej domény alebo do vonkajšieho sveta. </text:p>
          </table:table-cell>
          <table:table-cell table:style-name="Table1.A1" office:value-type="string">
            <text:p text:style-name="P8">- <text:span text:style-name="T10">switch, router, WLAN prístupový bod</text:span></text:p>
            <text:p text:style-name="P8">- <text:span text:style-name="T10">internetové pripojenie, VLAN, VPN</text:span></text:p>
          </table:table-cell>
        </table:table-row>
      </table:table>
      <text:list text:style-name="L2">
        <text:list-item>
          <text:p text:style-name="P13">terminologické poznámky:</text:p>
          <text:list>
            <text:list-item>
              <text:p text:style-name="P13">IT systémy majú podobnú zámenu, ako ISO (Intenational organisation for standardisation)</text:p>
            </text:list-item>
            <text:list-item>
              <text:p text:style-name="P13">ICS systémy obsahujú duplicitné slovo systémy</text:p>
            </text:list-item>
          </text:list>
        </text:list-item>
        <text:list-item>
          <text:p text:style-name="P14">Otázka: Spomenúť moduly IT-Grundshutz, že nejako zodpovedajú/korešondujú na kategórie, alebo detailnejšie rozobrať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09:50:52.981474991</meta:creation-date>
    <dc:date>2026-04-27T12:24:28.395843416</dc:date>
    <meta:editing-duration>PT2M19S</meta:editing-duration>
    <meta:editing-cycles>1</meta:editing-cycles>
    <meta:generator>LibreOffice/24.8.7.2$Linux_X86_64 LibreOffice_project/480$Build-2</meta:generator>
    <meta:document-statistic meta:table-count="1" meta:image-count="0" meta:object-count="0" meta:page-count="1" meta:paragraph-count="38" meta:word-count="316" meta:character-count="2445" meta:non-whitespace-character-count="2170"/>
  </office:meta>
</office:document-meta>
</file>